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erUtils.getAnnotation( AnnotationInstance annotation , String memberName , boolean defaultIsNu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erUtils.inferTypeFromPath( String webappRelativePath , CoreAnnotationProcessorEnv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ilerUtils.getAnnotationFullyQualified( Declaration element , String fullyQualifie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rrorTypeDeclaration.ge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getPathRelativeToPackage( String relativePath , PackageDeclaration packageDec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ilerUtils.getOuterClass( MemberDeclaration classMe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ilerUtils.isAssignableFrom( String className , TypeInstance type , CoreAnnotationProcessorEnv en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erUtils.getFormClassName( DeclaredType jclass , CoreAnnotationProcessorEnv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getClassField( TypeDeclaration type , String fieldName , String desiredAnnotation , boolean onlyPublicOrProtecte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utable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getFileRelativeToSourceFile( TypeDeclaration outerClass , String relativePath , CoreAnnotationProcessorEnv en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rrorTypeDeclaration.ge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getSourceFile( TypeDeclaration decl , boolean mustBeNonNu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rrorTypeDeclaration.getAnnotation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annotationsAreEqual( AnnotationInstance a1 , AnnotationInstance a2 , boolean allowExactDuplicates , CoreAnnotationProcessorEnv env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ErrorTypeDeclaration.hasModifier( Modifier 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getDeclaration( DeclaredType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erUtils.isAssignableFrom( TypeDeclaration base , TypeInstance c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erUtils.getArrayBaseType( ArrayType array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rrorTypeDeclaration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getFormClassName( TypeDeclaration jclass , CoreAnnotationProcessorEnv en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utable.Mutable( Objec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getReferenceType( AnnotationInstance annotation , String memberName , boolean defaultIsNul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ilerUtils.isAssignableFrom( TypeInstance base , TypeDeclaration c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erUtils.getEnumFieldName( AnnotationInstance annotation , String memberName , boolean defaultIsNu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TypeDeclaration.getMod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TypeDeclaration.getSimp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TypeDeclaration.getNested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getClassFields( TypeDeclaration j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ilerUtils.isAssignableFrom( String className , TypeDeclaration cl , CoreAnnotationProcessorEnv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erUtils.getAnnotationValue( Declaration element , String annotationName , String valu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PropertyDescriptor.BeanPropertyDescriptor( String propertyName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erUtils.getWebContentRoots( CoreAnnotationProcessorEnv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CoreAnnotationProcessorEnv.getDeclarationsAnnotatedWith( AnnotationTypeDeclaration annotationTypeDecla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getInteger( AnnotationInstance annotation , String memberName , boolean defaultIsNul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ilerUtils.getDeclaredType( AnnotationInstance annotation , String memberName , boolean defaultIsNu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findInnerClass( TypeDeclaration jclass , String inner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isPageFlowClass( ClassDeclaration jclass , CoreAnnotationProcessorEnv en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isReconcilePhase( CoreAnnotationProcessorEnv env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dedCoreAnnotationProcessorEnv.getSpecifiedTypeDecla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.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ilerUtils.getClassMethods( TypeDeclaration type , String desiredAnnotation , boolean onlyPublicOrPrivate , Collection result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ErrorTypeDeclaration.getDeclar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TypeDeclaration.ge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getPackageNameFromType( TypeDeclaration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ilerUtils.findElement( Collection elements , String eleme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ilerUtils.getClassMethods( TypeDeclaration jclass , String desired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rrorTypeDeclaration.getQualifie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getLong( AnnotationInstance annotation , String memberName , boolean defaultIsNul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ilerUtils.getStringValue( Declaration element , String annotationName , String memberName , boolean defaultIsNu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getAnnotation( ClassDeclaration decl , String unqualifiedName , boolean inherit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ilerUtils.isAbsoluteURI( String 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pilerUtils.inferModulePathFromType( TypeDeclaration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erUtils.getBeanProperty( MethodDeclaration metho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mpilerUtils.getFloat( AnnotationInstance annotation , String memberName , boolean defaultIsNul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ilerUtils.getStringArrayValue( Declaration element , String annotationName , String memberName , boolean defaultIsNu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ilerUtils.getOption( String optionName , boolean required , CoreAnnotationProcessorEnv env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mpilerUtils.getValues( AnnotationValue arrayValue , List translatedValues , boolean weedOutError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PropertyDescripto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getEnumFieldName( AnnotationValue enumMe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ilerUtils.getOutermostClass( MemberDeclaration classMe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tendedCoreAnnotationProcessorEnv.ExtendedCoreAnnotationProcessorEnv( CoreAnnotationProcessorEnv env , boolean useEqualsToCompare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erUtils.getQualifiedName( AnnotationInstance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getBeanProperties( ClassDeclaration type , boolean getInheritedProperti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ilerUtils.getAnnotationArrayValue( Declaration element , String annotationName , String memberName , boolean defaultIsNu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rrorTypeDeclaration.getSuper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typesAreEqual( TypeDeclaration t1 , TypeDeclaration t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ilerUtils.isCheckForOverlappingController( CoreAnnotationProcessorEnv en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ilerUtils.getClassMethod( TypeDeclaration jclass , String methodName , String desired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TypeInstan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Declaration.BeanPropertyDeclaration( String propertyName , String type , MethodDeclaration ge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erUtils.getBoolean( AnnotationInstance annotation , String memberName , boolean defaultIsNul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ilerUtils.getClassFields( TypeDeclaration type , boolean onlyPublicOrPrivate , Collection resul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ilerUtils.getLoadableName( DeclaredType j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CoreAnnotationProcessorEnv.getMess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TypeDeclaration.getDoc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getLoadableName( TypeDeclaration j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ilerUtils.getWebappRelativeFile( String webappRelativePath , boolean lookInSourceRoots , CoreAnnotationProcessorEnv env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mpilerUtils.getBooleanValue( Declaration element , String annotationName , String memberName , boolean defaultIsNu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erUtils.getTypeInstance( AnnotationInstance annotation , String memberName , boolean defaultIsNu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tendedCoreAnnotationProcessorEnv.getF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getWebSourceRoots( CoreAnnotationProcessorEnv en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ilerUtils.getSimpleName( AnnotationInstance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getValue( Declaration element , String annotationName , String memberName , boolean defaultIsNu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erUtils.getAnnotationValue( AnnotationInstance annotation , String memberName , boolean defaultIsNul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eanPropertyDescriptor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getAnnotation( Declaration element , String un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assertAnnotationValue( Declaration element , String annotationName , String valueName , boolean defaultIsNu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ilerUtils.getClassNestedTypes( TypeDeclaration j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ilerUtils.getPathRelativeToPackage( String relativePath , String packag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ilerUtils.getClassField( TypeDeclaration jclass , String fieldName , String desired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CoreAnnotationProcessorEnv.setAttribute( String property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erUtils.getClassMethod( TypeDeclaration type , String methodName , String desiredAnnotation , boolean onlyPublicOrProtecte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pilerUtils.removeFileExtension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erUtils.getAnnotationArray( AnnotationInstance annotation , String memberName , boolean defaultIsNu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erUtils.getClassNestedTypes( TypeDeclaration type , boolean onlyPublicOrPrivate , Collection resul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pilerUtils.isJpfAnnotation( AnnotationInstance annotation , String un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erUtils.isOfClass( TypeInstance type , String className , CoreAnnotationProcessorEnv en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dedCoreAnnotationProcessorEnv.getAttribute( String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Declaration.getG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hasDefaultConstructor( TypeDeclaration j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ilerUtils.isErrorString( Object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CoreAnnotationProcessorEnv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getString( AnnotationInstance annotation , String memberName , boolean defaultIsNu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erUtils.findField( TypeDeclaration jclass ,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CoreAnnotationProcessorEnv.useEqualsToCompare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isAbsoluteURL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table.set( Objec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getStringArray( AnnotationInstance annotation , String memberName , boolean defaultIsNu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dedCoreAnnotationProcessorEnv.getTypeDeclara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Utils.isAssignableFrom( TypeDeclaration base , TypeDeclaration typeDec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mpilerUtils.getAnnotationArray( Annotation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ilerUtils.getDouble( AnnotationInstance annotation , String memberName , boolean defaultIsNul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ilerUtils.getGenericBoundsType( TypeInstance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